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0.9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Overall_20_Example">
      <style:table-properties table:display="true" style:writing-mode="lr-tb"/>
    </style:style>
    <style:style style:name="ce1" style:family="table-cell" style:parent-style-name="Default">
      <style:table-cell-properties fo:background-color="#ff0000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 Examp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ummary Estimates</text:p>
          </table:table-cell>
          <table:table-cell table:number-columns-repeated="62"/>
        </table:table-row>
        <table:table-row table:style-name="ro1">
          <table:table-cell table:number-columns-repeated="4"/>
          <table:table-cell office:value-type="string" calcext:value-type="string">
            <text:p>hours per w.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ectur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4]*[.E4]*[.F4]" office:value-type="float" office:value="189" calcext:value-type="float">
            <text:p>1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Excercise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5]*[.E5]*[.F5]" office:value-type="float" office:value="189" calcext:value-type="float">
            <text:p>18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6]*[.E6]*[.F6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7]*[.E7]*[.F7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AlgDat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8]*[.E8]*[.F8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IT-Sec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9]*[.E9]*[.F9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DisMa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0]*[.E10]*[.F10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1]*[.E11]*[.F11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OOP C+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2]*[.E12]*[.F12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TI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3]*[.E13]*[.F13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 &amp; DS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4]*[.E14]*[.F14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BW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table:formula="of:=[.D15]*[.E15]*[.F15]" office:value-type="float" office:value="42" calcext:value-type="float">
            <text:p>4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Kochen und Essen</text:p>
          </table:table-cell>
          <table:table-cell/>
          <table:table-cell office:value-type="float" office:value="4" calcext:value-type="float">
            <text:p>4</text:p>
          </table:table-cell>
          <table:table-cell table:formula="of:= 1.5*2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D17]*[.E17]*[.F17]" office:value-type="float" office:value="224" calcext:value-type="float">
            <text:p>224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upermark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8]*[.E18]*[.F18]" office:value-type="float" office:value="42" calcext:value-type="float">
            <text:p>4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" office:value-type="string" calcext:value-type="string">
            <text:p>Red time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21]*[.E21]*[.F21]" office:value-type="float" office:value="1120" calcext:value-type="float">
            <text:p>112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verall time</text:p>
          </table:table-cell>
          <table:table-cell/>
          <table:table-cell office:value-type="float" office:value="2352" calcext:value-type="float">
            <text:p>2352</text:p>
          </table:table-cell>
          <table:table-cell table:number-columns-repeated="2"/>
          <table:table-cell table:formula="of:=SUM([.G4:.G21])" office:value-type="float" office:value="2184" calcext:value-type="float">
            <text:p>2184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days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7"/>
          <table:table-cell office:value-type="string" calcext:value-type="string">
            <text:p>rest</text:p>
          </table:table-cell>
          <table:table-cell table:formula="of:=[.D23]-[.G23]" office:value-type="float" office:value="168" calcext:value-type="float">
            <text:p>168</text:p>
          </table:table-cell>
          <table:table-cell office:value-type="string" calcext:value-type="string">
            <text:p>h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2" table:formula="of:=[.I26]/[.H27]" office:value-type="float" office:value="1.46086956521739" calcext:value-type="float">
            <text:p>1.46086956521739</text:p>
          </table:table-cell>
          <table:table-cell table:style-name="ce2" office:value-type="string" calcext:value-type="string">
            <text:p>h/d to chill</text:p>
          </table:table-cell>
          <table:table-cell table:number-columns-repeated="5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31">
      <number:number number:decimal-places="1" number:min-decimal-places="1" number:min-integer-digits="1"/>
    </number:number-style>
    <number:time-style style:name="N130P0" style:volatile="true">
      <number:hours/>
      <number:text>:</number:text>
      <number:minutes number:style="long"/>
    </number:time-style>
    <number:text-style style:name="N130">
      <number:text-content/>
      <style:map style:condition="value()&lt;=1.7976931348623157E+308" style:apply-style-name="N130P0"/>
    </number:text-style>
    <number:date-style style:name="N128P0" style:volatile="true">
      <number:day/>
      <number:text>.</number:text>
      <number:month/>
    </number:date-style>
    <number:text-style style:name="N128">
      <number:text-content/>
      <style:map style:condition="value()&lt;=1.7976931348623157E+308" style:apply-style-name="N128P0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date-style style:name="N10115" number:language="de" number:country="DE"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Overall_20_Example" style:display-name="PageStyle_Overall Examp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ronek, Karsten</meta:initial-creator>
    <meta:creation-date>2016-04-11T14:11:14</meta:creation-date>
    <dc:date>2023-04-19T11:25:34.051504776</dc:date>
    <meta:editing-duration>PT1H14M23S</meta:editing-duration>
    <meta:generator>LibreOffice/7.4.3.2$Linux_X86_64 LibreOffice_project/40$Build-2</meta:generator>
    <meta:editing-cycles>6</meta:editing-cycles>
    <meta:document-statistic meta:table-count="1" meta:cell-count="99" meta:object-count="0"/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82c07fc-e856-41d6-a92b-84e72edfa696</meta:user-defined>
  </office:meta>
</office:document-meta>
</file>